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2">Introduction<text:tab/>1</text:p>
          <text:p text:style-name="P2">Coding style<text:tab/>1</text:p>
          <text:p text:style-name="P1">Comments<text:tab/>1</text:p>
          <text:p text:style-name="P1">Identifiers<text:tab/>1</text:p>
          <text:p text:style-name="P1">Indentation<text:tab/>2</text:p>
          <text:p text:style-name="P1">Spaces<text:tab/>2</text:p>
          <text:p text:style-name="P1">Line length<text:tab/>3</text:p>
          <text:p text:style-name="P2">Error handling<text:tab/>3</text:p>
          <text:p text:style-name="P1">On error RAISE<text:tab/>3</text:p>
          <text:p text:style-name="P1">TRY...EXCEPT<text:tab/>4</text:p>
          <text:p text:style-name="P1">TRY...FINALLY<text:tab/>4</text:p>
          <text:p text:style-name="P2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 and maintain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<text:soft-page-break/>Constants, enumerations and type names should be UPPERCASE too, using “_” character to separate words.</text:p>
      <text:p text:style-name="Text_20_body">Everything else (variable names , set elements, methods, properties, etc.) should be CamelCase.</text:p>
      <text:p text:style-name="Text_20_body"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PROCEDURE Example (Parm: INTEGER);<text:line-break/>BEGIN<text:line-break/> <text:s/>IF Parm = Value THEN<text:line-break/> <text:s text:c="3"/>DoSomething (Param)<text:line-break/> <text:s/>ELSE BEGIN<text:line-break/> <text:s text:c="3"/>DoElse (Param);<text:line-break/> <text:s text:c="3"/>WHILE Param &gt; 0 DO<text:line-break/> <text:s text:c="3"/>BEGIN<text:line-break/> <text:s text:c="5"/>DoOther (Param);<text:line-break/> <text:s text:c="5"/>DEC (Param);<text:line-break/> <text:s text:c="3"/>END;<text:line-break/> <text:s/>END;<text:line-break/>{ Other more strict way. <text:s/>It shows also comment indentation. }<text:line-break/> <text:s/>IF Parm = Value THEN<text:line-break/> <text:s text:c="3"/>DoSomething (Param)<text:line-break/> <text:s/>ELSE<text:line-break/> <text:s text:c="3"/>BEGIN<text:line-break/> <text:s text:c="5"/>DoElse (Param);</text:p>
      <text:p text:style-name="Code"><text:s text:c="4"/>{ This comments the loop. }<text:line-break/> <text:s text:c="5"/>WHILE Param &gt; 0 DO<text:line-break/> <text:s text:c="7"/>BEGIN<text:line-break/> <text:s text:c="9"/>DoOther (Param);<text:line-break/> <text:s text:c="9"/>DEC (Param);<text:line-break/> <text:s text:c="7"/>END;<text:line-break/> <text:s text:c="3"/>END;<text:line-break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<text:soft-page-break/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<text:h text:style-name="Heading_20_1" text:outline-level="1">Error handling</text:h>
      <text:h text:style-name="Heading_20_2" text:outline-level="2">On error RAISE</text:h>
      <text:p text:style-name="Text_20_body">That should be the best way to handle errors. <text:s/>The main module must have a <text:span text:style-name="Code">TRY...EXCEPT</text:span> block <text:soft-page-break/>that 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3-03T19:06:10</dc:date>
    <meta:editing-cycles>48</meta:editing-cycles>
    <meta:editing-duration>PT2H1M2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55" meta:word-count="743" meta:character-count="4899"/>
  </office:meta>
</office:document-meta>
</file>